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9889in" style:rel-column-width="1424*"/>
    </style:style>
    <style:style style:name="Table1.B" style:family="table-column">
      <style:table-column-properties style:column-width="1.6382in" style:rel-column-width="2359*"/>
    </style:style>
    <style:style style:name="Table1.C" style:family="table-column">
      <style:table-column-properties style:column-width="0.625in" style:rel-column-width="900*"/>
    </style:style>
    <style:style style:name="Table1.D" style:family="table-column">
      <style:table-column-properties style:column-width="0.7049in" style:rel-column-width="1015*"/>
    </style:style>
    <style:style style:name="Table1.F" style:family="table-column">
      <style:table-column-properties style:column-width="0.9896in" style:rel-column-width="1425*"/>
    </style:style>
    <style:style style:name="Table1.A1" style:family="table-cell">
      <style:table-cell-properties fo:padding="0.0382in" fo:border-left="0.05pt solid #000000" fo:border-right="none" fo:border-top="0.05pt solid #000000" fo:border-bottom="0.05pt solid #000000"/>
    </style:style>
    <style:style style:name="Table1.G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center" style:justify-single-word="false"/>
      <style:text-properties officeooo:paragraph-rsid="00125888"/>
    </style:style>
    <style:style style:name="P2" style:family="paragraph" style:parent-style-name="Text_20_body">
      <style:paragraph-properties fo:text-align="start" style:justify-single-word="false"/>
      <style:text-properties officeooo:rsid="00125888" officeooo:paragraph-rsid="00125888"/>
    </style:style>
    <style:style style:name="P3" style:family="paragraph" style:parent-style-name="Text_20_body">
      <style:text-properties officeooo:rsid="0012b99d" officeooo:paragraph-rsid="0012b99d"/>
    </style:style>
    <style:style style:name="P4" style:family="paragraph" style:parent-style-name="Text_20_body">
      <style:paragraph-properties fo:text-align="start" style:justify-single-word="false"/>
      <style:text-properties officeooo:rsid="0012b99d" officeooo:paragraph-rsid="0012b99d"/>
    </style:style>
    <style:style style:name="P5" style:family="paragraph" style:parent-style-name="Text_20_body">
      <style:paragraph-properties fo:text-align="start" style:justify-single-word="false"/>
      <style:text-properties officeooo:rsid="00145470" officeooo:paragraph-rsid="00145470"/>
    </style:style>
    <style:style style:name="P6" style:family="paragraph" style:parent-style-name="Text_20_body">
      <style:text-properties officeooo:rsid="00145470" officeooo:paragraph-rsid="00145470"/>
    </style:style>
    <style:style style:name="P7" style:family="paragraph" style:parent-style-name="Text_20_body">
      <style:paragraph-properties fo:text-align="start" style:justify-single-word="false"/>
      <style:text-properties officeooo:rsid="0015656c" officeooo:paragraph-rsid="0015656c"/>
    </style:style>
    <style:style style:name="P8" style:family="paragraph" style:parent-style-name="Title">
      <style:paragraph-properties fo:text-align="center" style:justify-single-word="false"/>
      <style:text-properties officeooo:paragraph-rsid="00125888"/>
    </style:style>
    <style:style style:name="P9" style:family="paragraph" style:parent-style-name="Text_20_body">
      <style:paragraph-properties fo:text-align="start" style:justify-single-word="false"/>
      <style:text-properties officeooo:paragraph-rsid="00125888"/>
    </style:style>
    <style:style style:name="P10" style:family="paragraph" style:parent-style-name="Text_20_body">
      <style:paragraph-properties fo:text-align="start" style:justify-single-word="false"/>
      <style:text-properties officeooo:rsid="00125888" officeooo:paragraph-rsid="00125888"/>
    </style:style>
    <style:style style:name="P11" style:family="paragraph" style:parent-style-name="Text_20_body">
      <style:paragraph-properties fo:text-align="start" style:justify-single-word="false"/>
      <style:text-properties officeooo:rsid="001794d2" officeooo:paragraph-rsid="001794d2"/>
    </style:style>
    <style:style style:name="P12" style:family="paragraph" style:parent-style-name="Text_20_body">
      <style:paragraph-properties fo:text-align="start" style:justify-single-word="false"/>
      <style:text-properties officeooo:rsid="00199156" officeooo:paragraph-rsid="00199156"/>
    </style:style>
    <style:style style:name="P13" style:family="paragraph" style:parent-style-name="Text_20_body">
      <style:paragraph-properties fo:text-align="start" style:justify-single-word="false"/>
      <style:text-properties officeooo:rsid="00199156" officeooo:paragraph-rsid="001f396b"/>
    </style:style>
    <style:style style:name="P14" style:family="paragraph" style:parent-style-name="Text_20_body">
      <style:text-properties officeooo:rsid="001c0417" officeooo:paragraph-rsid="001c0417"/>
    </style:style>
    <style:style style:name="P15" style:family="paragraph" style:parent-style-name="Text_20_body">
      <style:paragraph-properties fo:text-align="start" style:justify-single-word="false"/>
      <style:text-properties officeooo:rsid="001f396b" officeooo:paragraph-rsid="001f396b"/>
    </style:style>
    <style:style style:name="P16" style:family="paragraph" style:parent-style-name="Text_20_body">
      <style:paragraph-properties fo:text-align="start" style:justify-single-word="false"/>
      <style:text-properties officeooo:rsid="0015656c" officeooo:paragraph-rsid="0015656c"/>
    </style:style>
    <style:style style:name="P17" style:family="paragraph" style:parent-style-name="Text_20_body">
      <style:paragraph-properties fo:text-align="start" style:justify-single-word="false"/>
      <style:text-properties style:use-window-font-color="true" officeooo:rsid="001f396b" officeooo:paragraph-rsid="001f396b" fo:background-color="#ffff00"/>
    </style:style>
    <style:style style:name="P18" style:family="paragraph" style:parent-style-name="Text_20_body">
      <style:paragraph-properties fo:text-align="start" style:justify-single-word="false"/>
      <style:text-properties officeooo:rsid="00211e6c" officeooo:paragraph-rsid="00228376"/>
    </style:style>
    <style:style style:name="P19" style:family="paragraph" style:parent-style-name="Text_20_body">
      <style:paragraph-properties fo:text-align="start" style:justify-single-word="false"/>
      <style:text-properties officeooo:rsid="00211e6c" officeooo:paragraph-rsid="0025ec31"/>
    </style:style>
    <style:style style:name="P20" style:family="paragraph" style:parent-style-name="Text_20_body">
      <style:paragraph-properties fo:text-align="start" style:justify-single-word="false"/>
      <style:text-properties officeooo:rsid="00228376" officeooo:paragraph-rsid="00228376"/>
    </style:style>
    <style:style style:name="P21" style:family="paragraph" style:parent-style-name="Text_20_body">
      <style:paragraph-properties fo:text-align="center" style:justify-single-word="false"/>
      <style:text-properties officeooo:paragraph-rsid="00125888"/>
    </style:style>
    <style:style style:name="P22" style:family="paragraph" style:parent-style-name="Text_20_body">
      <style:paragraph-properties fo:text-align="center" style:justify-single-word="false"/>
      <style:text-properties fo:font-size="16pt" officeooo:paragraph-rsid="00125888" style:font-size-asian="16pt" style:font-size-complex="16pt"/>
    </style:style>
    <style:style style:name="P23" style:family="paragraph" style:parent-style-name="Text_20_body">
      <style:paragraph-properties fo:text-align="start" style:justify-single-word="false"/>
      <style:text-properties officeooo:rsid="0025ec31" officeooo:paragraph-rsid="0025ec31"/>
    </style:style>
    <style:style style:name="P24" style:family="paragraph" style:parent-style-name="Text_20_body">
      <style:paragraph-properties fo:text-align="start" style:justify-single-word="false"/>
      <style:text-properties officeooo:rsid="00145470" officeooo:paragraph-rsid="0025ec31"/>
    </style:style>
    <style:style style:name="P25" style:family="paragraph" style:parent-style-name="Title">
      <style:paragraph-properties fo:text-align="center" style:justify-single-word="false"/>
      <style:text-properties fo:font-size="20pt" officeooo:paragraph-rsid="00125888" style:font-size-asian="20pt" style:font-size-complex="20pt"/>
    </style:style>
    <style:style style:name="P26" style:family="paragraph" style:parent-style-name="Subtitle">
      <style:text-properties fo:font-size="16pt" style:font-size-asian="16pt" style:font-size-complex="16pt"/>
    </style:style>
    <style:style style:name="P27" style:family="paragraph" style:parent-style-name="Table_20_Contents">
      <style:paragraph-properties fo:text-align="start" style:justify-single-word="false"/>
      <style:text-properties officeooo:rsid="001794d2" officeooo:paragraph-rsid="001794d2"/>
    </style:style>
    <style:style style:name="T1" style:family="text">
      <style:text-properties officeooo:rsid="0012b99d"/>
    </style:style>
    <style:style style:name="T2" style:family="text">
      <style:text-properties officeooo:rsid="0016301c"/>
    </style:style>
    <style:style style:name="T3" style:family="text">
      <style:text-properties officeooo:rsid="00199156"/>
    </style:style>
    <style:style style:name="T4" style:family="text">
      <style:text-properties officeooo:rsid="001a6f69"/>
    </style:style>
    <style:style style:name="T5" style:family="text">
      <style:text-properties officeooo:rsid="001f396b"/>
    </style:style>
    <style:style style:name="T6" style:family="text">
      <style:text-properties style:use-window-font-color="true" officeooo:rsid="001a6f69" fo:background-color="#ffff00" loext:char-shading-value="0"/>
    </style:style>
    <style:style style:name="T7" style:family="text">
      <style:text-properties officeooo:rsid="0020982b"/>
    </style:style>
    <style:style style:name="T8" style:family="text">
      <style:text-properties officeooo:rsid="00228376"/>
    </style:style>
    <style:style style:name="T9" style:family="text">
      <style:text-properties officeooo:rsid="0025ec3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8">Global Networking</text:span>: </text:p>
      <text:p text:style-name="P25">Standardizing International Basketbal<text:span text:style-name="T2">l</text:span> Statistics <text:span text:style-name="T8">with a Network-Based Approach</text:span></text:p>
      <text:p text:style-name="P1"/>
      <text:p text:style-name="P1"/>
      <text:p text:style-name="P1"/>
      <text:p text:style-name="P1"/>
      <text:p text:style-name="P1"/>
      <text:p text:style-name="P1"/>
      <text:p text:style-name="P1"/>
      <text:p text:style-name="P1"/>
      <text:p text:style-name="P1"/>
      <text:p text:style-name="P26">Alex Beard</text:p>
      <text:p text:style-name="P26"/>
      <text:p text:style-name="P26">Advised by:</text:p>
      <text:p text:style-name="P26"/>
      <text:p text:style-name="P26">Michael J. Tomas III</text:p>
      <text:p text:style-name="P26">Barbara Arel</text:p>
      <text:p text:style-name="P22"/>
      <text:p text:style-name="P1"/>
      <text:p text:style-name="P1"/>
      <text:p text:style-name="P1"/>
      <text:p text:style-name="P1"/>
      <text:p text:style-name="P1"/>
      <text:p text:style-name="P1"/>
      <text:h text:style-name="Heading_20_2" text:outline-level="2"><text:soft-page-break/>Abstract</text:h>
      <text:p text:style-name="P2">Do when done – just a short summary</text:p>
      <text:h text:style-name="Heading_20_2" text:outline-level="2">Introduction</text:h>
      <text:p text:style-name="Text_20_body"/>
      <table:table table:name="Table1" table:style-name="Table1">
        <table:table-column table:style-name="Table1.A"/>
        <table:table-column table:style-name="Table1.B"/>
        <table:table-column table:style-name="Table1.C"/>
        <table:table-column table:style-name="Table1.D"/>
        <table:table-column table:style-name="Table1.A"/>
        <table:table-column table:style-name="Table1.F" table:number-columns-repeated="2"/>
        <table:table-row>
          <table:table-cell table:style-name="Table1.A1" office:value-type="string">
            <text:p text:style-name="P27">Year</text:p>
          </table:table-cell>
          <table:table-cell table:style-name="Table1.A1" office:value-type="string">
            <text:p text:style-name="P27">Team</text:p>
          </table:table-cell>
          <table:table-cell table:style-name="Table1.A1" office:value-type="string">
            <text:p text:style-name="P27">MPG</text:p>
          </table:table-cell>
          <table:table-cell table:style-name="Table1.A1" office:value-type="string">
            <text:p text:style-name="P27">FG%</text:p>
          </table:table-cell>
          <table:table-cell table:style-name="Table1.A1" office:value-type="string">
            <text:p text:style-name="P27">PPG</text:p>
          </table:table-cell>
          <table:table-cell table:style-name="Table1.A1" office:value-type="string">
            <text:p text:style-name="P27">RPG</text:p>
          </table:table-cell>
          <table:table-cell table:style-name="Table1.G1" office:value-type="string">
            <text:p text:style-name="P27">APG</text:p>
          </table:table-cell>
        </table:table-row>
        <table:table-row>
          <table:table-cell table:style-name="Table1.A2" office:value-type="string">
            <text:p text:style-name="P27">2014-2015</text:p>
          </table:table-cell>
          <table:table-cell table:style-name="Table1.A2" office:value-type="string">
            <text:p text:style-name="P27">New Orleans </text:p>
          </table:table-cell>
          <table:table-cell table:style-name="Table1.A2" office:value-type="string">
            <text:p text:style-name="P27">10.2</text:p>
          </table:table-cell>
          <table:table-cell table:style-name="Table1.A2" office:value-type="string">
            <text:p text:style-name="P27">38.0</text:p>
          </table:table-cell>
          <table:table-cell table:style-name="Table1.A2" office:value-type="string">
            <text:p text:style-name="P27">3.6</text:p>
          </table:table-cell>
          <table:table-cell table:style-name="Table1.A2" office:value-type="string">
            <text:p text:style-name="P27">0.8</text:p>
          </table:table-cell>
          <table:table-cell table:style-name="Table1.G2" office:value-type="string">
            <text:p text:style-name="P27">1.2</text:p>
          </table:table-cell>
        </table:table-row>
        <table:table-row>
          <table:table-cell table:style-name="Table1.A2" office:value-type="string">
            <text:p text:style-name="P27">2016-2017</text:p>
          </table:table-cell>
          <table:table-cell table:style-name="Table1.A2" office:value-type="string">
            <text:p text:style-name="P27">Shanghai Dongfang</text:p>
          </table:table-cell>
          <table:table-cell table:style-name="Table1.A2" office:value-type="string">
            <text:p text:style-name="P27">40.5</text:p>
          </table:table-cell>
          <table:table-cell table:style-name="Table1.A2" office:value-type="string">
            <text:p text:style-name="P27">47.4</text:p>
          </table:table-cell>
          <table:table-cell table:style-name="Table1.A2" office:value-type="string">
            <text:p text:style-name="P27">37.6</text:p>
          </table:table-cell>
          <table:table-cell table:style-name="Table1.A2" office:value-type="string">
            <text:p text:style-name="P27">8.2</text:p>
          </table:table-cell>
          <table:table-cell table:style-name="Table1.G2" office:value-type="string">
            <text:p text:style-name="P27">4.2</text:p>
          </table:table-cell>
        </table:table-row>
      </table:table>
      <text:p text:style-name="P9"/>
      <text:p text:style-name="P17">(Better example to start or is this fine?)</text:p>
      <text:p text:style-name="P11">The table above shows Jimmer Fredette’s statistics from the 2014-2015 season, his last playing a significant amount of games in the NBA, and the 2016-2017 season, <text:span text:style-name="T3">his first season playing in China after a brief stint on the Knicks (source 1, 2, 3). </text:span></text:p>
      <text:p text:style-name="P12">How did Fredette’s statistics improve so much? Did he develop that much in the 18 months in between? Did his five minutes in two games in New York (where he now has the franchise record for effective FG% after hitting his only shot and going 4/5 from the line – source 3) inspire him to become a different player entirely? Unlikely. </text:p>
      <text:p text:style-name="P13">What’s really at play here is the difference in strength of schedule. Differences in strength of schedule are sometimes mentioned in the NBA, but the difference in skill level isn’t that large <text:span text:style-name="T4">(no matter what some tanking teams might make you think)</text:span>, and regardless – <text:span text:style-name="T4">each team plays roughly the same schedule (source 4). European basketball is quite different, for two reasons – the greater disparity in competition than the NBA <text:s/></text:span><text:span text:style-name="T6">(cite a source somehow?)</text:span><text:span text:style-name="T4">, and the structure of the schedule (which will be discussed in greater detail in the Data Methodology section.</text:span></text:p>
      <text:p text:style-name="P15">These differences make it difficult to take European statistics at face value. <text:span text:style-name="T7">It would be extremely easy to compare statistics between players if they had all played every one of the 88 other teams in the league. <text:s/>To approximate this, I attempted to predict the player vs team matchup results that didn’t happen in a given year, which could then, when every player has played the “same” schedule, allows standardized statistics to be calculated.</text:span></text:p>
      <text:h text:style-name="Heading_20_2" text:outline-level="2">Literature Review</text:h>
      <text:p text:style-name="P2">2-3 sentences each on 5-6 relevant articles</text:p>
      <text:p text:style-name="P2">END with <text:span text:style-name="T7">nature direct article – lead into next section</text:span></text:p>
      <text:p text:style-name="P23">1 <text:s/>talk about standardizing in general</text:p>
      <text:p text:style-name="P23">MoneyRoundBall</text:p>
      <text:p text:style-name="P23"><text:soft-page-break/></text:p>
      <text:p text:style-name="P18"/>
      <text:p text:style-name="P20">2</text:p>
      <text:p text:style-name="P20"><text:a xlink:type="simple" xlink:href="https://fansided.com/2015/11/06/deep-dives-measuring-level-of-competition-around-the-world/" text:style-name="Internet_20_link" text:visited-style-name="Visited_20_Internet_20_Link">https://fansided.com/2015/11/06/deep-dives-measuring-level-of-competition-around-the-world/</text:a></text:p>
      <text:p text:style-name="P20"/>
      <text:p text:style-name="P20">3</text:p>
      <text:p text:style-name="P20"><text:a xlink:type="simple" xlink:href="https://fansided.com/2014/08/13/projecting-international-prospects/" text:style-name="Internet_20_link" text:visited-style-name="Visited_20_Internet_20_Link">https://fansided.com/2014/08/13/projecting-international-prospects/</text:a></text:p>
      <text:p text:style-name="P20"><text:a xlink:type="simple" xlink:href="https://fansided.com/2014/08/15/projecting-international-prospects-part-2/" text:style-name="Internet_20_link" text:visited-style-name="Visited_20_Internet_20_Link">https://fansided.com/2014/08/15/projecting-international-prospects-part-2/</text:a></text:p>
      <text:p text:style-name="P20"><text:a xlink:type="simple" xlink:href="https://fansided.com/2014/08/21/projecting-international-prospects-part-3/" text:style-name="Internet_20_link" text:visited-style-name="Visited_20_Internet_20_Link">https://fansided.com/2014/08/21/projecting-international-prospects-part-3/</text:a></text:p>
      <text:p text:style-name="P20"/>
      <text:p text:style-name="P23">4</text:p>
      <text:p text:style-name="P19"><text:a xlink:type="simple" xlink:href="https://www.nature.com/articles/srep06212" text:style-name="Internet_20_link" text:visited-style-name="Visited_20_Internet_20_Link">https://www.nature.com/articles/srep06212</text:a></text:p>
      <text:h text:style-name="Heading_20_2" text:outline-level="2">Data Methodology</text:h>
      <text:p text:style-name="P24">X players, <text:span text:style-name="T9">Y teams,</text:span> <text:span text:style-name="T9">by year (plot? Or table)</text:span></text:p>
      <text:p text:style-name="P14">Different levels of competition (club, eurocup, euroloeague) <text:span text:style-name="T5">and how they relate (INSERT NETWORK VIZ’s)</text:span></text:p>
      <text:p text:style-name="P7">Mention sportsref library (link to fork) – <text:span text:style-name="T9">show link of page it scrapes from</text:span></text:p>
      <text:p text:style-name="P15"><text:span text:style-name="T9">Which s</text:span>tats used and why</text:p>
      <text:p text:style-name="P5">Screenshot of data table <text:span text:style-name="T9">head</text:span></text:p>
      <text:p text:style-name="P7"/>
      <text:h text:style-name="Heading_20_2" text:outline-level="2">Results</text:h>
      <text:p text:style-name="P6">Show bipartite graph</text:p>
      <text:p text:style-name="P6">Show how selection methods work</text:p>
      <text:p text:style-name="P6">Show how <text:span text:style-name="T7">one </text:span>model works <text:span text:style-name="T7">(example, linear regression) – draw features/response picture?</text:span></text:p>
      <text:p text:style-name="P6">show results with accuracy</text:p>
      <text:h text:style-name="Heading_20_2" text:outline-level="2">Conclusion</text:h>
      <text:p text:style-name="P3">Discuss takeaways from results</text:p>
      <text:h text:style-name="Heading_20_2" text:outline-level="2"><text:soft-page-break/>Possible Extension<text:span text:style-name="T1">s</text:span></text:h>
      <text:p text:style-name="P2"/>
      <text:p text:style-name="P4">Standardize statistics</text:p>
      <text:p text:style-name="P4">Graph of player old stats vs new stats (colored by league)</text:p>
      <text:p text:style-name="P4">Cite arel/tomas paper</text:p>
      <text:p text:style-name="P5">Write about ideas for future research (cite moneyroundball paper?)</text:p>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2T11:02:11.829820493</meta:creation-date>
    <dc:date>2018-05-02T23:25:56.893730519</dc:date>
    <meta:editing-duration>PT1H33M22S</meta:editing-duration>
    <meta:editing-cycles>9</meta:editing-cycles>
    <meta:generator>LibreOffice/5.1.6.2$Linux_X86_64 LibreOffice_project/10m0$Build-2</meta:generator>
    <meta:document-statistic meta:table-count="1" meta:image-count="0" meta:object-count="0" meta:page-count="4" meta:paragraph-count="66" meta:word-count="465" meta:character-count="3153" meta:non-whitespace-character-count="2740"/>
  </office:meta>
</office:document-meta>
</file>